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simulation created using <text:a xlink:type="simple" xlink:href="https://zipcpu.com/tutorial/lsn-09-serialrx.pdf" office:target-frame-name="_blank" xlink:show="new" text:style-name="Internet_20_link" text:visited-style-name="Visited_20_Internet_20_Link">https://zipcpu.com/tutorial/lsn-09-serialrx.pdf</text:a><text:line-break/>and the scala file "<text:a xlink:type="simple" xlink:href="https://github.com/develone/SpinalTemplateSbt/blob/master/src/main/scala/mylib/UartCtrlGenerics.scala" office:target-frame-name="_blank" xlink:show="new" text:style-name="Internet_20_link" text:visited-style-name="Visited_20_Internet_20_Link">https://github.com/develone/SpinalTemplateSbt/blob/master/src/main/scala/mylib/UartCtrlGenerics.scala</text:a><text:line-break/>privided by <text:a xlink:type="simple" xlink:href="mailto:PasCal++@volatile-static" text:style-name="Internet_20_link" text:visited-style-name="Visited_20_Internet_20_Link">PasCal++@volatile-static</text:a> on "<text:a xlink:type="simple" xlink:href="https://gitter.im/SpinalHDL/SpinalHDL" office:target-frame-name="_blank" xlink:show="new" text:style-name="Internet_20_link" text:visited-style-name="Visited_20_Internet_20_Link">https://gitter.im/SpinalHDL/SpinalHDL</text:a>"<text:line-break/><text:a xlink:type="simple" xlink:href="https://github.com/develone/SpinalTemplateSbt/blob/master/echotest/test_rx_ex-09/notes_testsimulator.txt" office:target-frame-name="_blank" xlink:show="new" text:style-name="Internet_20_link" text:visited-style-name="Visited_20_Internet_20_Link">https://github.com/develone/SpinalTemplateSbt/blob/master/echotest/test_rx_ex-09/notes_testsimulator.txt</text:a> &amp; <text:a xlink:type="simple" xlink:href="https://github.com/develone/SpinalTemplateSbt/blob/master/echotest/test_rx_ex-09/sim.png" office:target-frame-name="_blank" xlink:show="new" text:style-name="Internet_20_link" text:visited-style-name="Visited_20_Internet_20_Link">https://github.com/develone/SpinalTemplateSbt/blob/master/echotest/test_rx_ex-09/sim.png</text:a>. Maybe this can help others. Thanks </text:p>
      <text:p text:style-name="Standard"/>
      <text:p text:style-name="Standard">The simulation created using https://zipcpu.com/tutorial/lsn-09-serialrx.pdf</text:p>
      <text:p text:style-name="Standard">and the scala file "https://github.com/develone/SpinalTemplateSbt/blob/master/src/main/scala/mylib/UartCtrlGenerics.scala</text:p>
      <text:p text:style-name="Standard">privided by PasCal++@volatile-static on "https://gitter.im/SpinalHDL/SpinalHDL"</text:p>
      <text:p text:style-name="Standard">Creating a simulation to test UartCtrlUsageExample.v using ZipCPU ex-09-uartrx.tgz</text:p>
      <text:p text:style-name="Standard">This simulation uses rxuart_tb.cpp, testb.h, uartsim.h, uartsim.cpp. <text:s/>The Verilog</text:p>
      <text:p text:style-name="Standard">rxuart.v and f_txuart.v. <text:s/></text:p>
      <text:p text:style-name="Standard">The file psalm.txt is sent to rxuart module during the simulation.</text:p>
      <text:p text:style-name="Standard">psalm.txt </text:p>
      <text:p text:style-name="Standard">================================================================================</text:p>
      <text:p text:style-name="Standard">| <text:s text:c="77"/>|</text:p>
      <text:p text:style-name="Standard">| <text:s/>The LORD is my shepherd; I shall not want. <text:s text:c="33"/>|</text:p>
      <text:p text:style-name="Standard">| <text:s/>He maketh me to lie down in green pastures: he leadeth me beside the still <text:s/>|</text:p>
      <text:p text:style-name="Standard">| <text:s text:c="3"/>waters. <text:s text:c="66"/>|</text:p>
      <text:p text:style-name="Standard">| <text:s/>He restoreth my soul: he leadeth me in the paths of righteousness for his <text:s text:c="2"/>|</text:p>
      <text:p text:style-name="Standard">| <text:s text:c="3"/>name's sake.</text:p>
      <text:p text:style-name="Standard">| <text:s/>Yea, though I walk through the valley of the shadow of death, I will fear <text:s text:c="2"/>|</text:p>
      <text:p text:style-name="Standard">| <text:s text:c="3"/>no evil: for thou art with me; thy rod and thy staff they comfort me. <text:s text:c="4"/>|</text:p>
      <text:p text:style-name="Standard">| <text:s/>Thou preparest a table before me in the presence of mine enemies: thou <text:s text:c="5"/>|</text:p>
      <text:p text:style-name="Standard">| <text:s text:c="3"/>anointest my head with oil; my cup runneth over. <text:s text:c="25"/>|</text:p>
      <text:p text:style-name="Standard">| <text:s/>Surely goodness and mercy shall follow me all the days of my life: and I <text:s text:c="3"/>|</text:p>
      <text:p text:style-name="Standard">| <text:s text:c="3"/>will dwell in the house of the LORD for ever. <text:s text:c="28"/>|</text:p>
      <text:p text:style-name="Standard">| <text:s text:c="77"/>|</text:p>
      <text:p text:style-name="Standard">================================================================================</text:p>
      <text:p text:style-name="Standard">step1</text:p>
      <text:p text:style-name="Standard">UartCtrlUsageExample.v was copied to rxuart.v. <text:s/>The module UartCtrlUsageExample</text:p>
      <text:p text:style-name="Standard">replace module rxuart.</text:p>
      <text:p text:style-name="Standard">Made modoficatation rxuart.v, testb.h, rxuart_tb.cpp</text:p>
      <text:p text:style-name="Standard">make </text:p>
      <text:p text:style-name="Standard">./rxuart_tb psalm.txt</text:p>
      <text:p text:style-name="Standard"/>
      <text:p text:style-name="Standard"/>
      <text:p text:style-name="Standard">SUCCESS - all 0 characters matched</text:p>
      <text:p text:style-name="Standard">PASS</text:p>
      <text:p text:style-name="Standard">A rxuat.vcd is created.</text:p>
      <text:p text:style-name="Standard">https://github.com/develone/SpinalTemplateSbt/blob/master/echotest/test_rx_ex-09/sim.png</text:p>
      <text:p text:style-name="Standard">Need to increase the Verilog Baud rate to match the simulator.</text:p>
      <text:p text:style-name="Standard">He restoreth my soul: he leadeth me in the paths of righteousness for his</text:p>
      <text:p text:style-name="Standard">https://github.com/develone/SpinalTemplateSbt/blob/master/echotest/test_rx_ex-09/4MBsim.pngPasCal++@volatile-static</text:p>
      <text:p text:style-name="Standard">PasCal++@volatile-static wrote @develone Could you complete the doc for them? <text:s/>As soon as I get it all working I will try and put together a document.</text:p>
      <text:p text:style-name="Standard"><text:soft-page-break/>Will a pdf be the the desired format? <text:s text:c="3"/></text:p>
      <text:p text:style-name="Standard">From "https://github.com/develone/SpinalTemplateSbt/blob/master/echotest/test_rx_ex-09/4MBsim.png". <text:s/>I see io_leds </text:p>
      <text:p text:style-name="Standard">matching what the simulator, is sending "He restoreth my soul: he lead". <text:s/>What I do not see "io_uart_txd" toggle like "io_uart_rxd" which is the output of the simulator.</text:p>
      <text:p text:style-name="Standard">When I compiled "https://github.com/develone/SpinalTemplateSbt/blob/master/src/main/scala/mylib/UartCtrlGenerics.scala"</text:p>
      <text:p text:style-name="Standard"><text:s text:c="2"/>//Write the value of switch on the uart each 4000 cycles</text:p>
      <text:p text:style-name="Standard"><text:s text:c="2"/>val write = Stream(Bits(8 bits))</text:p>
      <text:p text:style-name="Standard"><text:s text:c="2"/>write.valid := CounterFreeRun(2000).willOverflow</text:p>
      <text:p text:style-name="Standard"><text:s text:c="2"/>write.payload := io.switchs</text:p>
      <text:p text:style-name="Standard"><text:s text:c="2"/>write &gt;-&gt; uartCtrl.io.write</text:p>
      <text:p text:style-name="Standard"><text:s text:c="2"/></text:p>
      <text:p text:style-name="Standard"><text:s text:c="2"/>//Write the 0x55 and then the value of switch on the uart each 4000 cycles</text:p>
      <text:p text:style-name="Standard"><text:s text:c="2"/>//val write = Stream(Fragment(Bits(8 bits)))</text:p>
      <text:p text:style-name="Standard"><text:s text:c="2"/>//write.valid := CounterFreeRun(4000).willOverflow</text:p>
      <text:p text:style-name="Standard"><text:s text:c="2"/>//write.fragment := io.switchs</text:p>
      <text:p text:style-name="Standard"><text:s text:c="2"/>//write.last := True</text:p>
      <text:p text:style-name="Standard"/>
      <text:p text:style-name="Standard">The above is what I am testing the simulator and HW HX8K FPGA does not echo the charctertes back.</text:p>
      <text:p text:style-name="Standard"/>
      <text:p text:style-name="Standard">Am I wrong in thinking that the characters should be echo back?</text:p>
      <text:p text:style-name="Standard"/>
      <text:p text:style-name="Standard">This is the current testing that I am working on.</text:p>
      <text:p text:style-name="Standard">"https://gist.githubusercontent.com/develone/3462de27a0064bbf7bea847b9b1bc06b/raw/3e1a36bf4b8e30fd64c06e2b0f7d07b0fe79d7d2/rxuart.v.reset" </text:p>
      <text:p text:style-name="Standard">When I compiled "https://github.com/develone/SpinalTemplateSbt/blob/master/src/main/scala/mylib/UartCtrlGenerics.scala"</text:p>
      <text:p text:style-name="Standard"><text:s text:c="2"/>//Write the 0x55 and then the value of switch on the uart each 4000 cycles</text:p>
      <text:p text:style-name="Standard"><text:s text:c="2"/>val write = Stream(Fragment(Bits(8 bits)))</text:p>
      <text:p text:style-name="Standard"><text:s text:c="2"/>write.valid := CounterFreeRun(4000).willOverflow</text:p>
      <text:p text:style-name="Standard"><text:s text:c="2"/>write.fragment := io.switchs</text:p>
      <text:p text:style-name="Standard"><text:s text:c="2"/>write.last := True</text:p>
      <text:p text:style-name="Standard"><text:s text:c="2"/>write.m2sPipe().insertHeader(0x55).toStreamOfFragment &gt;&gt; uartCtrl.io.write</text:p>
      <text:p text:style-name="Standard">With the above lines uncommented I still needed add a power up module to to get the it to work in simulation and in HW</text:p>
      <text:p text:style-name="Standard">on my HX8K FPGA. <text:s/>"https://github.com/develone/SpinalTemplateSbt/blob/master/xmit55/XmitTestTop.v"</text:p>
      <text:p text:style-name="Standard">Lines 23-27</text:p>
      <text:p text:style-name="Standard">pwruprst p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>Liness 863-894</text:p>
      <text:p text:style-name="Standard">module pwr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/>
      <text:p text:style-name="Standard"><text:soft-page-break/></text:p>
      <text:p text:style-name="Standard">input clk;</text:p>
      <text:p text:style-name="Standard">output reset;</text:p>
      <text:p text:style-name="Standard">reg reset;</text:p>
      <text:p text:style-name="Standard">output [5:0] pwrup;</text:p>
      <text:p text:style-name="Standard">reg [5:0] pwrup;</text:p>
      <text:p text:style-name="Standard"/>
      <text:p text:style-name="Standard"/>
      <text:p text:style-name="Standard"/>
      <text:p text:style-name="Standard"/>
      <text:p text:style-name="Standard">always @(posedge clk) begin: PWRUPRST_LOGIC2</text:p>
      <text:p text:style-name="Standard"><text:s text:c="4"/>/* verilator lint_off SYNCASYNCNET */</text:p>
      <text:p text:style-name="Standard"><text:s text:c="4"/>if (((reset == 0) &amp;&amp; (pwrup == 40))) begin</text:p>
      <text:p text:style-name="Standard"><text:s text:c="8"/>reset &lt;= 1;</text:p>
      <text:p text:style-name="Standard"><text:s text:c="4"/>end</text:p>
      <text:p text:style-name="Standard"><text:s text:c="4"/>else begin</text:p>
      <text:p text:style-name="Standard"><text:s text:c="8"/>if ((pwrup &lt;= 60)) begin</text:p>
      <text:p text:style-name="Standard"><text:s text:c="12"/>pwrup &lt;= (pwrup + 1);</text:p>
      <text:p text:style-name="Standard"><text:s text:c="8"/>end</text:p>
      <text:p text:style-name="Standard"><text:s text:c="4"/>end</text:p>
      <text:p text:style-name="Standard"><text:s text:c="4"/>if ((pwrup == 60)) begin</text:p>
      <text:p text:style-name="Standard"><text:s text:c="8"/>reset &lt;= 0;</text:p>
      <text:p text:style-name="Standard"><text:s text:c="4"/>end</text:p>
      <text:p text:style-name="Standard">end</text:p>
      <text:p text:style-name="Standard"/>
      <text:p text:style-name="Standard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6:02:39.352388497</meta:creation-date>
    <dc:date>2021-03-05T11:00:57.719408219</dc:date>
    <meta:editing-duration>PT4H48M7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3" meta:paragraph-count="98" meta:word-count="586" meta:character-count="5280" meta:non-whitespace-character-count="4300"/>
  </office:meta>
</office:document-meta>
</file>